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2d018" officeooo:paragraph-rsid="0002d018"/>
    </style:style>
    <style:style style:name="P2" style:family="paragraph" style:parent-style-name="Standard">
      <style:paragraph-properties fo:text-align="center" style:justify-single-word="false"/>
      <style:text-properties officeooo:rsid="0002d018" officeooo:paragraph-rsid="0002d018"/>
    </style:style>
    <style:style style:name="P3" style:family="paragraph" style:parent-style-name="Standard">
      <style:paragraph-properties fo:text-align="start" style:justify-single-word="false"/>
      <style:text-properties officeooo:rsid="0002d018" officeooo:paragraph-rsid="0002d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Martinsen</text:p>
      <text:p text:style-name="P1"/>
      <text:p text:style-name="P2">Machine Problem 1 Milestone 3</text:p>
      <text:p text:style-name="P2"/>
      <text:p text:style-name="P3"><text:tab/>I was not able to fully finish this milestone. I was able to fully implement init_allocator (including with the extra credit of taking in length without having to be a power of 2). Running the current program will allow you to visually see this. My_malloc was near completion but I ran into the issue of where the compiler/assembler would optimize out my iterator ‘i’ within for loops. I also tested and experienced similar issues with trying to use a while loop instead of a for loop. Writing code without these basic functionalities proved to be rather difficult. Due to not being able to get past these issues in my_malloc, my_free is not really there. </text:p>
      <text:p text:style-name="P3"/>
      <text:p text:style-name="P3">See you in office hour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2:42:21.815455919</meta:creation-date>
    <dc:date>2017-10-01T22:48:22.235596977</dc:date>
    <meta:editing-duration>PT6M1S</meta:editing-duration>
    <meta:editing-cycles>1</meta:editing-cycles>
    <meta:document-statistic meta:table-count="0" meta:image-count="0" meta:object-count="0" meta:page-count="1" meta:paragraph-count="4" meta:word-count="126" meta:character-count="726" meta:non-whitespace-character-count="602"/>
    <meta:generator>LibreOffice/5.4.1.2.0$Linux_X86_64 LibreOffice_project/40m0$Build-2</meta:generator>
  </office:meta>
</office:document-meta>
</file>